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665509259259259" calcext:value-type="float">
            <text:p>0.6655092593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5/9" office:value-type="float" office:value="0.555555555555556" calcext:value-type="float">
            <text:p>0.5555555556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92184794090533" calcext:value-type="float">
            <text:p>0.1921847941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3.75/9" office:value-type="float" office:value="0.416666666666667" calcext:value-type="float">
            <text:p>0.4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5/9" office:value-type="float" office:value="0.555555555555556" calcext:value-type="float">
            <text:p>0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2.5/9" office:value-type="float" office:value="0.277777777777778" calcext:value-type="float">
            <text:p>0.2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4.75/9" office:value-type="float" office:value="0.527777777777778" calcext:value-type="float">
            <text:p>0.52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3/9" office:value-type="float" office:value="0.333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4.75/9" office:value-type="float" office:value="0.527777777777778" calcext:value-type="float">
            <text:p>0.52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5/9" office:value-type="float" office:value="0.555555555555556" calcext:value-type="float">
            <text:p>0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9/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4/9" office:value-type="float" office:value="0.444444444444444" calcext:value-type="float">
            <text:p>0.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9:11:38.988407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18T19:11:58.899628184</dc:date>
    <meta:editing-duration>PT8H29M24S</meta:editing-duration>
    <meta:editing-cycles>82</meta:editing-cycles>
    <meta:generator>LibreOffice/5.1.6.2$Linux_X86_64 LibreOffice_project/10m0$Build-2</meta:generator>
    <meta:document-statistic meta:table-count="1" meta:cell-count="54" meta:object-count="0"/>
  </office:meta>
</office:document-meta>
</file>